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2.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9.75mm" svg:height="100.8mm" svg:x="234.37mm" svg:y="70.74mm">
            <loext:p draw:notify-on-update-of-ranges="Sheet1.J10:Sheet1.J10 Sheet1.K10:Sheet1.L10 Sheet1.J11:Sheet1.J11 Sheet1.K11:Sheet1.L11 Sheet1.J12:Sheet1.J12 Sheet1.K12:Sheet1.L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For 36 items at onc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otal Items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2" office:value-type="string" calcext:value-type="string">
            <text:p>Visual</text:p>
          </table:table-cell>
          <table:table-cell table:style-name="ce2" office:value-type="string" calcext:value-type="string">
            <text:p>HH</text:p>
          </table:table-cell>
          <table:table-cell table:style-name="ce2" office:value-type="string" calcext:value-type="string">
            <text:p>Fitt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um. Pag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s per Pag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b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splay Size</text:p>
          </table:table-cell>
          <table:table-cell office:value-type="float" office:value="320" calcext:value-type="float">
            <text:p>3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wipe time</text:p>
          </table:table-cell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arget Size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Mean number of pages after first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ean distance to target</text:p>
          </table:table-cell>
          <table:table-cell table:formula="of:=SQRT((([.B5]/4)^2)*2)" office:value-type="float" office:value="113.137084989848" calcext:value-type="float">
            <text:p>113.1370849898</text:p>
          </table:table-cell>
          <table:table-cell table:number-columns-repeated="8"/>
          <table:table-cell table:style-name="ce2" office:value-type="string" calcext:value-type="string">
            <text:p>Novice</text:p>
          </table:table-cell>
          <table:table-cell table:style-name="ce2" office:value-type="string" calcext:value-type="string">
            <text:p>Expert</text:p>
          </table:table-cell>
        </table:table-row>
        <table:table-row table:style-name="ro2">
          <table:table-cell office:value-type="string" calcext:value-type="string">
            <text:p>Mean ID</text:p>
          </table:table-cell>
          <table:table-cell table:formula="of:=LOG([.B10]/[.B7]+1;2)" office:value-type="float" office:value="1.64830988171546" calcext:value-type="float">
            <text:p>1.6483098817</text:p>
          </table:table-cell>
          <table:table-cell table:number-columns-repeated="7"/>
          <table:table-cell table:style-name="ce2" office:value-type="float" office:value="36" calcext:value-type="float">
            <text:p>36</text:p>
          </table:table-cell>
          <table:table-cell table:formula="of:=[.B15]+[.B18]" office:value-type="float" office:value="2187.24648225732" calcext:value-type="float">
            <text:p>2187.2464822573</text:p>
          </table:table-cell>
          <table:table-cell table:formula="of:=[.H15]+[.H18]" office:value-type="float" office:value="1100.8404823727" calcext:value-type="float">
            <text:p>1100.8404823727</text:p>
          </table:table-cell>
        </table:table-row>
        <table:table-row table:style-name="ro2">
          <table:table-cell table:style-name="Default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formula="of:=[.B37]+[.B38]+[.B39]+[.B40]" office:value-type="float" office:value="4615.73299547454" calcext:value-type="float">
            <text:p>4615.7329954746</text:p>
          </table:table-cell>
          <table:table-cell table:formula="of:=[.H37]+[.H38]+[.H39]+[.H40]" office:value-type="float" office:value="4315.73299547454" calcext:value-type="float">
            <text:p>4315.7329954746</text:p>
          </table:table-cell>
        </table:table-row>
        <table:table-row table:style-name="ro2"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Novice</text:p>
          </table:table-cell>
          <table:table-cell table:number-columns-repeated="4"/>
          <table:table-cell office:value-type="string" calcext:value-type="string">
            <text:p>Expert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Scan items on first page</text:p>
          </table:table-cell>
          <table:table-cell table:formula="of:=[.E3]+[.E4]*36/2" office:value-type="float" office:value="1740" calcext:value-type="float">
            <text:p>1740</text:p>
          </table:table-cell>
          <table:table-cell table:number-columns-repeated="3"/>
          <table:table-cell office:value-type="string" calcext:value-type="string">
            <text:p>Decide on first page</text:p>
          </table:table-cell>
          <table:table-cell/>
          <table:table-cell table:formula="of:=[.F3]+[.F4]*LOG(36; 2)" office:value-type="float" office:value="653.594000115385" calcext:value-type="float">
            <text:p>653.5940001154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Repeat scan for additional page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peat decision for additiona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wipe (pages/2)-1 time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wipe (pages/2)-1 time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Point to item</text:p>
          </table:table-cell>
          <table:table-cell table:formula="of:=[.G3]+[.G4]*[.B11]" office:value-type="float" office:value="447.24648225732" calcext:value-type="float">
            <text:p>447.2464822573</text:p>
          </table:table-cell>
          <table:table-cell table:number-columns-repeated="3"/>
          <table:table-cell office:value-type="string" calcext:value-type="string">
            <text:p>Point to item</text:p>
          </table:table-cell>
          <table:table-cell/>
          <table:table-cell table:formula="of:=[.G3]+[.G4]*[.B11]" office:value-type="float" office:value="447.24648225732" calcext:value-type="float">
            <text:p>447.2464822573</text:p>
          </table:table-cell>
          <table:table-cell table:number-columns-repeated="4"/>
        </table:table-row>
        <table:table-row table:style-name="ro2" table:number-rows-repeated="4"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For 4 items across 9 page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otal Items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um. Pages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tems per Pag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isplay Size</text:p>
          </table:table-cell>
          <table:table-cell office:value-type="float" office:value="320" calcext:value-type="float">
            <text:p>3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wipe time</text:p>
          </table:table-cell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arget Size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Mean number of pages after first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ean distance to target</text:p>
          </table:table-cell>
          <table:table-cell table:style-name="ce3" table:formula="of:=SQRT((([.B27]/4)^2)*2)" office:value-type="float" office:value="113.137084989848" calcext:value-type="float">
            <text:p>113.137084989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ean ID</text:p>
          </table:table-cell>
          <table:table-cell table:formula="of:=LOG([.B32]/[.B29]+1;2)" office:value-type="float" office:value="0.771553303163614" calcext:value-type="float">
            <text:p>0.7715533032</text:p>
          </table:table-cell>
          <table:table-cell table:number-columns-repeated="10"/>
        </table:table-row>
        <table:table-row table:style-name="ro2" table:number-rows-repeated="2"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Novice</text:p>
          </table:table-cell>
          <table:table-cell table:number-columns-repeated="4"/>
          <table:table-cell office:value-type="string" calcext:value-type="string">
            <text:p>Expert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Scan items on first page</text:p>
          </table:table-cell>
          <table:table-cell table:formula="of:=[.E3]+[.E4]*4/2" office:value-type="float" office:value="460" calcext:value-type="float">
            <text:p>460</text:p>
          </table:table-cell>
          <table:table-cell table:number-columns-repeated="3"/>
          <table:table-cell office:value-type="string" calcext:value-type="string">
            <text:p>Decide on first page</text:p>
          </table:table-cell>
          <table:table-cell/>
          <table:table-cell table:formula="of:=[.F3]+[.F4]*LOG(4;2)" office:value-type="float" office:value="400" calcext:value-type="float">
            <text:p>40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Repeat scan for additional pages</text:p>
          </table:table-cell>
          <table:table-cell table:formula="of:=[.B37]*4" office:value-type="float" office:value="1840" calcext:value-type="float">
            <text:p>1840</text:p>
          </table:table-cell>
          <table:table-cell table:number-columns-repeated="3"/>
          <table:table-cell office:value-type="string" calcext:value-type="string">
            <text:p>Repeat decision for additional</text:p>
          </table:table-cell>
          <table:table-cell/>
          <table:table-cell table:formula="of:=[.H37]*4" office:value-type="float" office:value="1600" calcext:value-type="float">
            <text:p>160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wipe (pages/2)-1 times</text:p>
          </table:table-cell>
          <table:table-cell table:formula="of:=4*[.B28]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Swipe (pages/2)-1 times</text:p>
          </table:table-cell>
          <table:table-cell/>
          <table:table-cell table:formula="of:=[.B28]*4" office:value-type="float" office:value="2000" calcext:value-type="float">
            <text:p>200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Point to item</text:p>
          </table:table-cell>
          <table:table-cell table:formula="of:=[.G3]+[.G4]*[.B33]" office:value-type="float" office:value="315.732995474542" calcext:value-type="float">
            <text:p>315.7329954745</text:p>
          </table:table-cell>
          <table:table-cell table:number-columns-repeated="3"/>
          <table:table-cell office:value-type="string" calcext:value-type="string">
            <text:p>Point to item</text:p>
          </table:table-cell>
          <table:table-cell/>
          <table:table-cell table:formula="of:=[.G3]+[.G4]*[.B33]" office:value-type="float" office:value="315.732995474542" calcext:value-type="float">
            <text:p>315.732995474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/00/0000</text:date>, <text:time style:data-style-name="N2" text:time-value="11:49:57.791852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0:14:17.109201894</meta:creation-date>
    <dc:date>2016-10-01T12:08:12.724129998</dc:date>
    <meta:editing-duration>PT28M28S</meta:editing-duration>
    <meta:editing-cycles>4</meta:editing-cycles>
    <meta:generator>LibreOffice/5.0.3.2$Linux_X86_64 LibreOffice_project/00m0$Build-2</meta:generator>
    <meta:document-statistic meta:table-count="1" meta:cell-count="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976cm" svg:height="10.081cm" xlink:href=".." xlink:type="simple" chart:class="chart:line" chart:style-name="ch1">
        <chart:legend chart:legend-position="end" svg:x="15.262cm" svg:y="4.492cm" style:legend-expansion="high" chart:style-name="ch2"/>
        <chart:plot-area chart:style-name="ch3" table:cell-range-address="Sheet1.J10:Sheet1.L12" chart:data-source-has-labels="both" svg:x="2.028cm" svg:y="0.674cm" svg:width="14.385cm" svg:height="9.574cm">
          <chartooo:coordinate-region svg:x="3.02cm" svg:y="0.873cm" svg:width="12.889cm" svg:height="8.728cm"/>
          <chart:axis chart:dimension="x" chart:name="primary-x" chart:style-name="ch4" chartooo:axis-type="auto">
            <chartooo:date-scale/>
            <chart:categories table:cell-range-address="Sheet1.K10:Sheet1.L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K11:Sheet1.L11" chart:label-cell-address="Sheet1.J11:Sheet1.J11" chart:class="chart:line">
            <chart:data-point chart:repeated="2"/>
          </chart:series>
          <chart:series chart:style-name="ch7" chart:values-cell-range-address="Sheet1.K12:Sheet1.L12" chart:label-cell-address="Sheet1.J12:Sheet1.J12" chart:class="chart:line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vice</text:p>
                <draw:g>
                  <svg:desc>Sheet1.K10:Sheet1.L10</svg:desc>
                </draw:g>
              </table:table-cell>
              <table:table-cell office:value-type="string">
                <text:p>Expert</text:p>
              </table:table-cell>
            </table:table-row>
          </table:table-header-rows>
          <table:table-rows>
            <table:table-row>
              <table:table-cell office:value-type="string">
                <text:p>36</text:p>
                <draw:g>
                  <svg:desc>Sheet1.J11:Sheet1.J11</svg:desc>
                </draw:g>
              </table:table-cell>
              <table:table-cell office:value-type="float" office:value="2187.24648225732">
                <text:p>2187.24648225732</text:p>
                <draw:g>
                  <svg:desc>Sheet1.K11:Sheet1.L11</svg:desc>
                </draw:g>
              </table:table-cell>
              <table:table-cell office:value-type="float" office:value="1100.8404823727">
                <text:p>1100.8404823727</text:p>
              </table:table-cell>
            </table:table-row>
            <table:table-row>
              <table:table-cell office:value-type="string">
                <text:p>4</text:p>
                <draw:g>
                  <svg:desc>Sheet1.J12:Sheet1.J12</svg:desc>
                </draw:g>
              </table:table-cell>
              <table:table-cell office:value-type="float" office:value="4615.73299547454">
                <text:p>4615.73299547454</text:p>
                <draw:g>
                  <svg:desc>Sheet1.K12:Sheet1.L12</svg:desc>
                </draw:g>
              </table:table-cell>
              <table:table-cell office:value-type="float" office:value="4315.73299547454">
                <text:p>4315.732995474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